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style:paragraph-properties fo:margin-left="0.318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8.5pt" fo:font-weight="bold" style:font-name-asian="Segoe UI" style:font-size-asian="8.5pt" style:font-weight-asian="bold" style:font-name-complex="Segoe UI" style:font-size-complex="8.5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99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3" style:family="text">
      <style:text-properties fo:color="#000099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5" style:family="text">
      <style:text-properties fo:color="#000099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99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font-name="Segoe UI Semibold" fo:font-size="32pt" style:font-name-asian="Segoe UI" style:font-size-asian="32pt" style:font-name-complex="Segoe UI" style:font-size-complex="32pt"/>
    </style:style>
    <style:style style:name="T8" style:family="text">
      <style:text-properties fo:color="#000099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99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000099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1" style:family="text">
      <style:text-properties fo:color="#000000" style:font-name="Segoe UI Semibold" fo:font-size="32pt" fo:font-weight="bold" style:font-name-asian="Segoe UI" style:font-size-asian="32pt" style:font-weight-asian="bold" style:font-name-complex="Segoe U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1.56cm" svg:x="1.778cm" svg:y="1.016cm">
          <draw:text-box>
            <text:p text:style-name="P1"><text:span text:style-name="T1">Psalm 125:1–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6" draw:layer="layout" svg:width="24.638cm" svg:height="6.35cm" svg:x="1.524cm" svg:y="1.016cm">
          <draw:text-box>
            <text:p text:style-name="P4"><text:span text:style-name="T2">1</text:span><text:span text:style-name="T3">Those who trust in the LORD are like Mount </text:span></text:p>
            <text:p text:style-name="P4"><text:span text:style-name="T3"><text:s/></text:span><text:span text:style-name="T3">Zion,</text:span></text:p>
            <text:p text:style-name="P5"><text:span text:style-name="T4"><text:s text:c="5"/></text:span><text:span text:style-name="T4">which cannot be moved, but abides </text:span></text:p>
            <text:p text:style-name="P5"><text:span text:style-name="T4"><text:s text:c="5"/></text:span><text:span text:style-name="T4">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4" draw:text-style-name="P8" draw:layer="layout" svg:width="24.638cm" svg:height="5.08cm" svg:x="1.524cm" svg:y="1.016cm">
          <draw:text-box>
            <text:p text:style-name="P5"><text:span text:style-name="T5">2</text:span><text:span text:style-name="T6">As the mountains surround Jerusalem, so the <text:s text:c="2"/></text:span></text:p>
            <text:p text:style-name="P5"><text:span text:style-name="T6"><text:s/></text:span><text:span text:style-name="T6">LORD surrounds his people,</text:span></text:p>
            <text:p text:style-name="P7"><text:span text:style-name="T7"><text:s text:c="5"/></text:span><text:span text:style-name="T4">from this time forth and for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5" draw:text-style-name="P8" draw:layer="layout" svg:width="24.638cm" svg:height="6.263cm" svg:x="1.546cm" svg:y="1.016cm">
          <draw:text-box>
            <text:p text:style-name="P5"><text:span text:style-name="T8">3</text:span><text:span text:style-name="T6">For the scepter of wickedness shall not rest</text:span></text:p>
            <text:p text:style-name="P7"><text:span text:style-name="T6">on the land allotted to the righteous,</text:span></text:p>
            <text:p text:style-name="P5"><text:span text:style-name="T7"><text:s text:c="6"/></text:span><text:span text:style-name="T4">lest the righteous stretch out their hands </text:span></text:p>
            <text:p text:style-name="P5"><text:span text:style-name="T4"><text:s text:c="6"/></text:span><text:span text:style-name="T4">to do wro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6" draw:text-style-name="P9" draw:layer="layout" svg:width="24.638cm" svg:height="4.826cm" svg:x="1.546cm" svg:y="1.016cm">
          <draw:text-box>
            <text:p text:style-name="P5"><text:span text:style-name="T9">4</text:span><text:span text:style-name="T10">Do good, O LORD, to those who are good,</text:span></text:p>
            <text:p text:style-name="P5"><text:span text:style-name="T4"><text:s text:c="5"/></text:span><text:span text:style-name="T4">and to those who are upright in their </text:span></text:p>
            <text:p text:style-name="P5"><text:span text:style-name="T4"><text:s text:c="5"/></text:span><text:span text:style-name="T4">hear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>
        <office:forms form:automatic-focus="false" form:apply-design-mode="false"/>
        <draw:frame draw:style-name="gr4" draw:text-style-name="P9" draw:layer="layout" svg:width="24.638cm" svg:height="5.08cm" svg:x="1.546cm" svg:y="1.016cm">
          <draw:text-box>
            <text:p text:style-name="P5"><text:span text:style-name="T9">5</text:span><text:span text:style-name="T10">But those who turn aside to their crooked ways</text:span></text:p>
            <text:p text:style-name="P7"><text:span text:style-name="T10">the LORD will lead away with evil-doers!</text:span></text:p>
            <text:p text:style-name="P5"><text:span text:style-name="T7"><text:s text:c="6"/></text:span><text:span text:style-name="T4">Peace be upon Israe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>
        <office:forms form:automatic-focus="false" form:apply-design-mode="false"/>
        <draw:frame draw:style-name="gr5" draw:text-style-name="P10" draw:layer="layout" svg:width="24.638cm" svg:height="6.263cm" svg:x="1.546cm" svg:y="1.016cm">
          <draw:text-box>
            <text:p text:style-name="P1"><text:span text:style-name="T11">C:</text:span><text:span text:style-name="T4"> Glory be to the Father and to the Son</text:span></text:p>
            <text:p text:style-name="P1"><text:span text:style-name="T4">And to the Holy Spirit;</text:span></text:p>
            <text:p text:style-name="P1"><text:span text:style-name="T4">As it was in the beginning,</text:span></text:p>
            <text:p text:style-name="P1"><text:span text:style-name="T4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00:11:11.856000000</meta:creation-date>
    <dc:title>bluwht blank</dc:title>
    <meta:editing-duration>PT7M23S</meta:editing-duration>
    <meta:editing-cycles>4</meta:editing-cycles>
    <meta:generator>LibreOffice/5.3.4.2$Windows_X86_64 LibreOffice_project/f82d347ccc0be322489bf7da61d7e4ad13fe2ff3</meta:generator>
    <dc:date>2017-07-26T15:15:27.477000000</dc:date>
    <meta:document-statistic meta:object-count="53"/>
  </office:meta>
</office:document-meta>
</file>